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ohit Hindi" fo:font-size="12pt" style:font-size-asian="12pt" style:font-name-complex="Lohit Hindi" style:font-size-complex="12pt"/>
    </style:style>
    <style:style style:name="P2" style:family="paragraph" style:parent-style-name="Standard" style:master-page-name="Standard">
      <style:paragraph-properties style:page-number="auto"/>
      <style:text-properties style:font-name="Lohit Hindi" fo:font-size="12pt" style:font-size-asian="12pt" style:font-name-complex="Lohit Hindi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text:tab/><text:tab/>26<text:tab/><text:tab/>दो त्रिभुज नीले और लाल</text:p>
      <text:p text:style-name="P1">27<text:tab/><text:tab/>52<text:tab/><text:tab/>एक अधूरे चतुर्भुज के अंदर बंद हैं</text:p>
      <text:p text:style-name="P1">53<text:tab/><text:tab/>78<text:tab/><text:tab/>दोनों ही एक दूसरे को अपने कोण के</text:p>
      <text:p text:style-name="P1">79<text:tab/><text:tab/>92<text:tab/><text:tab/></text:p>
      <text:p text:style-name="P1">93<text:tab/><text:tab/>105<text:tab/><text:tab/>विपरीत दिशा में</text:p>
      <text:p text:style-name="P1">106<text:tab/><text:tab/>131<text:tab/><text:tab/>धकेल रहे हैं और गोल घूम रहे हैं</text:p>
      <text:p text:style-name="P1">132<text:tab/><text:tab/>170<text:tab/><text:tab/>अब लाल त्रिभुज उस अधूरे चतुर्भुज से बाहर आ चुका है</text:p>
      <text:p text:style-name="P1">171<text:tab/><text:tab/>178</text:p>
      <text:p text:style-name="P1">179<text:tab/><text:tab/>200<text:tab/><text:tab/>लेकिन अब वो वापिस अंदर आ रहा है</text:p>
      <text:p text:style-name="P1">201<text:tab/><text:tab/>241<text:tab/><text:tab/>नीला त्रिभुज कोशिस कर रहा है कि लाल त्रिभुज को बाहर ही रख सके</text:p>
      <text:p text:style-name="P1">442<text:tab/><text:tab/>250<text:tab/></text:p>
      <text:p text:style-name="P1">251<text:tab/><text:tab/>295<text:tab/><text:tab/>किंतु लाल त्रिभुज भी बार बार कोशिस कर रहा है कि वो अंदर आ सके</text:p>
      <text:p text:style-name="P1">296<text:tab/><text:tab/>320<text:tab/><text:tab/>अब लाल त्रिभुज वापिस अंदर आ चुका है</text:p>
      <text:p text:style-name="P1">321<text:tab/><text:tab/>343<text:tab/><text:tab/>और पूरे शक्ति से</text:p>
      <text:p text:style-name="P1">344<text:tab/><text:tab/>389<text:tab/><text:tab/>नीले त्रिभुज को उस अधूरे चतुर्भुज से बाहर फेक रहा है</text:p>
      <text:p text:style-name="P1">390<text:tab/><text:tab/>422<text:tab/><text:tab/>दोनों में वापिस एक दूसरे के कॉन्न</text:p>
      <text:p text:style-name="P1">423<text:tab/><text:tab/>457<text:tab/><text:tab/>के विरूध वापिस वो युध शुरू हुआ था</text:p>
      <text:p text:style-name="P1">458<text:tab/><text:tab/>475<text:tab/><text:tab/>लेकिन वो फिर बंद हो गया</text:p>
      <text:p text:style-name="P1">476<text:tab/><text:tab/>497<text:tab/><text:tab/>अब नीला त्रिभुज बाहर ही घुम रहा है</text:p>
      <text:p text:style-name="P1">498<text:tab/><text:tab/>516<text:tab/><text:tab/>लाल त्रिभुज बाहर आया</text:p>
      <text:p text:style-name="P1">517<text:tab/><text:tab/>538<text:tab/><text:tab/>और वापिस नीले त्रिभुज के</text:p>
      <text:p text:style-name="P1">539<text:tab/><text:tab/>577<text:tab/><text:tab/>कॉन्न के समक्ष घूम रहा है<text:bookmark text:name="_GoBack"/></text:p>
      <text:p text:style-name="P1">578<text:tab/><text:tab/>59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wakar Chauhan</meta:initial-creator>
    <meta:creation-date>2013-01-19T23:58:33</meta:creation-date>
    <meta:generator>LibreOffice/3.5$Linux_x86 LibreOffice_project/350m1$Build-2</meta:generator>
    <dc:date>2013-01-20T00:35:52</dc:date>
    <dc:creator>Diwakar Chauhan</dc:creator>
    <meta:editing-duration>P0D</meta:editing-duration>
    <meta:editing-cycles>1</meta:editing-cycles>
    <meta:document-statistic meta:table-count="0" meta:image-count="0" meta:object-count="0" meta:page-count="1" meta:paragraph-count="23" meta:word-count="192" meta:character-count="637" meta:non-whitespace-character-count="423"/>
  </office:meta>
</office:document-meta>
</file>